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3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01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303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5cm" fo:min-width="5.3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5.804cm" svg:height="1.7cm" svg:x="2.198cm" svg:y="2.6cm">
          <text:p text:style-name="P1">FELHASZNÁLÓ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5.902cm" svg:height="1.5cm" svg:x="2.1cm" svg:y="10.8cm">
          <text:p text:style-name="P1">SZERE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2" draw:id="id2" draw:layer="layout" svg:width="5.803cm" svg:height="1.7cm" svg:x="2.172cm" svg:y="5.7cm">
          <text:p text:style-name="P1">NAPLÓ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1cm" svg:y1="4.3cm" svg:x2="5.074cm" svg:y2="5.7cm" draw:start-shape="id1" draw:start-glue-point="6" draw:end-shape="id2" draw:end-glue-point="4" svg:d="M5100 4300v701h-26v699" svg:viewBox="0 0 27 1401">
          <text:p/>
        </draw:connector>
        <draw:custom-shape draw:style-name="gr3" draw:text-style-name="P2" xml:id="id8" draw:id="id8" draw:layer="layout" svg:width="5.803cm" svg:height="1.7cm" svg:x="17.399cm" svg:y="2.6cm">
          <text:p text:style-name="P1">DOLGOZÓ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6.302cm" svg:height="1.5cm" svg:x="17.388cm" svg:y="10.8cm">
          <text:p text:style-name="P1">KÖLTSÉGHEL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xml:id="id10" draw:id="id10" draw:layer="layout" svg:width="5.804cm" svg:height="1.665cm" svg:x="17.388cm" svg:y="5.7cm">
          <text:p text:style-name="P1">NYILVÁNTARTÁ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803cm" svg:height="1.7cm" svg:x="10.571cm" svg:y="5.7cm">
          <text:p text:style-name="P1">MŰS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803cm" svg:height="1.7cm" svg:x="12.2cm" svg:y="8.244cm">
          <text:p text:style-name="P1">KALIBRÁLÁ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5.803cm" svg:height="1.7cm" svg:x="6cm" svg:y="8.244cm">
          <text:p text:style-name="P1">FELJEGYZÉ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6.302cm" svg:height="1.5cm" svg:x="10.072cm" svg:y="10.8cm">
          <text:p text:style-name="P1">MINŐSÍTÉ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3.473cm" svg:y1="5.7cm" svg:x2="13.466cm" svg:y2="4.3cm" draw:start-shape="id3" draw:start-glue-point="4" draw:end-shape="id4" draw:end-glue-point="6" svg:d="M13473 5700v-699h-7v-701" svg:viewBox="0 0 8 1401">
          <text:p/>
        </draw:connector>
        <draw:connector draw:style-name="gr4" draw:text-style-name="P1" draw:layer="layout" svg:x1="13.473cm" svg:y1="7.4cm" svg:x2="15.102cm" svg:y2="8.244cm" draw:start-shape="id3" draw:start-glue-point="6" draw:end-shape="id5" draw:end-glue-point="4" svg:d="M13473 7400v423h1629v421" svg:viewBox="0 0 1630 845">
          <text:p/>
        </draw:connector>
        <draw:connector draw:style-name="gr4" draw:text-style-name="P1" draw:layer="layout" svg:x1="8.902cm" svg:y1="8.244cm" svg:x2="10.571cm" svg:y2="6.55cm" draw:start-shape="id6" draw:start-glue-point="4" draw:end-shape="id3" draw:end-glue-point="5" svg:d="M8902 8244v-1694h1669" svg:viewBox="0 0 1670 1695">
          <text:p/>
        </draw:connector>
        <draw:connector draw:style-name="gr4" draw:text-style-name="P1" draw:layer="layout" svg:x1="13.223cm" svg:y1="10.8cm" svg:x2="15.102cm" svg:y2="9.944cm" draw:start-shape="id7" draw:start-glue-point="0" draw:end-shape="id5" draw:end-glue-point="6" svg:d="M13223 10800v-427h1879v-429" svg:viewBox="0 0 1880 857">
          <text:p/>
        </draw:connector>
        <draw:connector draw:style-name="gr4" draw:text-style-name="P1" draw:layer="layout" draw:line-skew="0cm 1.549cm" svg:x1="23.202cm" svg:y1="3.45cm" svg:x2="20.539cm" svg:y2="10.8cm" draw:start-shape="id8" draw:start-glue-point="7" draw:end-shape="id9" draw:end-glue-point="0" svg:d="M23202 3450h501v5650h-3164v1700" svg:viewBox="0 0 3165 7351">
          <text:p/>
        </draw:connector>
        <draw:connector draw:style-name="gr4" draw:text-style-name="P1" draw:layer="layout" svg:x1="16.374cm" svg:y1="6.55cm" svg:x2="17.388cm" svg:y2="6.533cm" draw:start-shape="id3" draw:start-glue-point="7" draw:end-shape="id10" draw:end-glue-point="5" svg:d="M16374 6550h507v-17h507" svg:viewBox="0 0 1015 18">
          <text:p/>
        </draw:connector>
        <draw:connector draw:style-name="gr4" draw:text-style-name="P1" draw:layer="layout" svg:x1="20.301cm" svg:y1="4.3cm" svg:x2="20.29cm" svg:y2="5.7cm" draw:start-shape="id8" draw:start-glue-point="6" draw:end-shape="id10" draw:end-glue-point="4" svg:d="M20301 4300v700h-11v700" svg:viewBox="0 0 12 1401">
          <text:p/>
        </draw:connector>
        <draw:custom-shape draw:style-name="gr1" draw:text-style-name="P2" xml:id="id4" draw:id="id4" draw:layer="layout" svg:width="5.804cm" svg:height="1.7cm" svg:x="10.564cm" svg:y="2.6cm">
          <text:p text:style-name="P1">CIKKTÖRZ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.198cm" svg:y1="3.45cm" svg:x2="2.1cm" svg:y2="11.55cm" draw:start-shape="id1" draw:start-glue-point="5" draw:end-shape="id11" draw:end-glue-point="3" svg:d="M2198 3450h-599v8100h501" svg:viewBox="0 0 600 8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6:36:40.558927508</meta:creation-date>
    <dc:date>2020-10-11T17:05:53.662009404</dc:date>
    <meta:editing-duration>PT7M25S</meta:editing-duration>
    <meta:editing-cycles>1</meta:editing-cycles>
    <meta:document-statistic meta:object-count="20"/>
    <meta:generator>LibreOffice/6.1.5.2$Linux_X86_64 LibreOffice_project/10$Build-2</meta:generator>
  </office:meta>
</office:document-meta>
</file>